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text-properties officeooo:rsid="005b290c" officeooo:paragraph-rsid="005b290c"/>
    </style:style>
    <style:style style:name="P30" style:family="paragraph" style:parent-style-name="Table_20_Contents">
      <style:text-properties officeooo:rsid="005b290c" officeooo:paragraph-rsid="005d047a"/>
    </style:style>
    <style:style style:name="P31" style:family="paragraph" style:parent-style-name="Table_20_Contents">
      <style:text-properties officeooo:rsid="00601dbd" officeooo:paragraph-rsid="00601dbd"/>
    </style:style>
    <style:style style:name="P32" style:family="paragraph" style:parent-style-name="Text_20_body">
      <style:text-properties officeooo:rsid="002b5a1c" officeooo:paragraph-rsid="002b5a1c"/>
    </style:style>
    <style:style style:name="P33" style:family="paragraph" style:parent-style-name="Text_20_body">
      <style:text-properties officeooo:rsid="002ecdf6" officeooo:paragraph-rsid="002ecdf6"/>
    </style:style>
    <style:style style:name="P34" style:family="paragraph" style:parent-style-name="Text_20_body">
      <style:text-properties officeooo:rsid="00353dcc" officeooo:paragraph-rsid="00353dcc"/>
    </style:style>
    <style:style style:name="P35" style:family="paragraph" style:parent-style-name="Text_20_body">
      <style:text-properties officeooo:rsid="0036f07d" officeooo:paragraph-rsid="0036f07d"/>
    </style:style>
    <style:style style:name="P36" style:family="paragraph" style:parent-style-name="Text_20_body">
      <style:text-properties officeooo:rsid="003750c6" officeooo:paragraph-rsid="003750c6"/>
    </style:style>
    <style:style style:name="P37" style:family="paragraph" style:parent-style-name="Text_20_body">
      <style:text-properties officeooo:rsid="003b306e" officeooo:paragraph-rsid="003b306e"/>
    </style:style>
    <style:style style:name="P38" style:family="paragraph" style:parent-style-name="Text_20_body">
      <style:text-properties fo:font-weight="bold" officeooo:rsid="002b5a1c" officeooo:paragraph-rsid="002b5a1c"/>
    </style:style>
    <style:style style:name="P39" style:family="paragraph" style:parent-style-name="Text_20_body">
      <style:text-properties officeooo:rsid="004f3b39" officeooo:paragraph-rsid="004f3b39"/>
    </style:style>
    <style:style style:name="P40" style:family="paragraph" style:parent-style-name="Standard">
      <style:text-properties officeooo:rsid="0064208d" officeooo:paragraph-rsid="0064208d"/>
    </style:style>
    <style:style style:name="P41" style:family="paragraph" style:parent-style-name="Standard">
      <style:text-properties officeooo:paragraph-rsid="0066cc49"/>
    </style:style>
    <style:style style:name="P42" style:family="paragraph" style:parent-style-name="Table_20_Contents" style:list-style-name="L1">
      <style:text-properties officeooo:rsid="001f04ec" officeooo:paragraph-rsid="001f04ec"/>
    </style:style>
    <style:style style:name="P43" style:family="paragraph" style:parent-style-name="Table_20_Contents" style:list-style-name="L2">
      <style:text-properties officeooo:rsid="002108d5" officeooo:paragraph-rsid="002108d5"/>
    </style:style>
    <style:style style:name="P44" style:family="paragraph" style:parent-style-name="Table_20_Contents" style:list-style-name="L3">
      <style:text-properties officeooo:paragraph-rsid="003c8060"/>
    </style:style>
    <style:style style:name="P45" style:family="paragraph" style:parent-style-name="Table_20_Contents" style:list-style-name="L3">
      <style:text-properties officeooo:rsid="003c8060" officeooo:paragraph-rsid="003c8060"/>
    </style:style>
    <style:style style:name="P46" style:family="paragraph" style:parent-style-name="Table_20_Contents" style:list-style-name="L4">
      <style:text-properties officeooo:rsid="001a7475" officeooo:paragraph-rsid="001a7475"/>
    </style:style>
    <style:style style:name="P47" style:family="paragraph" style:parent-style-name="Table_20_Contents" style:list-style-name="L5">
      <style:text-properties officeooo:rsid="00241c28" officeooo:paragraph-rsid="00241c28"/>
    </style:style>
    <style:style style:name="P48" style:family="paragraph" style:parent-style-name="Table_20_Contents" style:list-style-name="L6">
      <style:text-properties officeooo:rsid="00261e1b" officeooo:paragraph-rsid="00261e1b"/>
    </style:style>
    <style:style style:name="P49" style:family="paragraph" style:parent-style-name="Table_20_Contents" style:list-style-name="L8">
      <style:text-properties officeooo:rsid="003e9d98" officeooo:paragraph-rsid="003e9d98"/>
    </style:style>
    <style:style style:name="P50" style:family="paragraph" style:parent-style-name="Table_20_Contents" style:list-style-name="L9">
      <style:text-properties officeooo:rsid="0043568b" officeooo:paragraph-rsid="0043568b"/>
    </style:style>
    <style:style style:name="P51" style:family="paragraph" style:parent-style-name="Table_20_Contents" style:list-style-name="L9">
      <style:text-properties officeooo:rsid="00489f3f" officeooo:paragraph-rsid="00489f3f"/>
    </style:style>
    <style:style style:name="P52" style:family="paragraph" style:parent-style-name="Table_20_Contents" style:list-style-name="L10">
      <style:text-properties officeooo:rsid="00489f3f" officeooo:paragraph-rsid="00489f3f"/>
    </style:style>
    <style:style style:name="P53" style:family="paragraph" style:parent-style-name="Table_20_Contents" style:list-style-name="L10">
      <style:text-properties officeooo:rsid="004a1ac9" officeooo:paragraph-rsid="004a1ac9"/>
    </style:style>
    <style:style style:name="P54" style:family="paragraph" style:parent-style-name="Table_20_Contents" style:list-style-name="L11">
      <style:text-properties officeooo:rsid="00519116" officeooo:paragraph-rsid="00519116"/>
    </style:style>
    <style:style style:name="P55" style:family="paragraph" style:parent-style-name="Table_20_Contents" style:list-style-name="L12">
      <style:text-properties officeooo:rsid="005664de" officeooo:paragraph-rsid="005664de"/>
    </style:style>
    <style:style style:name="P56" style:family="paragraph" style:parent-style-name="Table_20_Contents">
      <style:text-properties officeooo:rsid="005b290c" officeooo:paragraph-rsid="0066cc49"/>
    </style:style>
    <style:style style:name="P57" style:family="paragraph" style:parent-style-name="Table_20_Contents">
      <style:text-properties officeooo:rsid="0064208d" officeooo:paragraph-rsid="0064208d"/>
    </style:style>
    <style:style style:name="P58" style:family="paragraph" style:parent-style-name="Text_20_body" style:list-style-name="L7">
      <style:text-properties officeooo:rsid="003b306e" officeooo:paragraph-rsid="003b306e"/>
    </style:style>
    <style:style style:name="P59" style:family="paragraph" style:parent-style-name="Text_20_body" style:list-style-name="L13"/>
    <style:style style:name="P60" style:family="paragraph" style:parent-style-name="Text_20_body">
      <style:text-properties officeooo:paragraph-rsid="0066cc49"/>
    </style:style>
    <style:style style:name="P61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60"/>
      <table:table table:name="Table18" table:style-name="Table18">
        <table:table-column table:style-name="Table18.A"/>
        <table:table-row table:style-name="TableLine94714127364896">
          <table:table-cell table:style-name="Table18.A1" office:value-type="string">
            <text:p text:style-name="P56">horizon-vcs.wlink.com.np</text:p>
            <text:p text:style-name="P56">administrator@horizon-vcs.wlink.com.np</text:p>
            <text:p text:style-name="P56">Wlink123$#</text:p>
          </table:table-cell>
        </table:table-row>
        <table:table-row table:style-name="TableLine94714136342272">
          <table:table-cell table:style-name="Table18.A2" office:value-type="string">
            <text:p text:style-name="P56">horizon admin password </text:p>
            <text:p text:style-name="P56">hzn_view</text:p>
            <text:p text:style-name="P56">udk6@h#*GV</text:p>
          </table:table-cell>
        </table:table-row>
      </table:table>
      <text:p text:style-name="P41"/>
      <table:table table:name="Table1" table:style-name="Table1">
        <table:table-column table:style-name="Table1.A"/>
        <table:table-row table:style-name="TableLine94714114895408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714115957248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995434092" text:style-name="L1">
              <text:list-item>
                <text:p text:style-name="P42">files &gt; this PC &gt; properties &gt; change settings &gt; change &gt; </text:p>
              </text:list-item>
              <text:list-item>
                <text:p text:style-name="P42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3904738450" text:style-name="L2">
              <text:list-item>
                <text:p text:style-name="P43">in run , type ncpa.cpl</text:p>
              </text:list-item>
              <text:list-item>
                <text:p text:style-name="P43">select IPv4 </text:p>
              </text:list-item>
              <text:list-item>
                <text:p text:style-name="P43">enter properties</text:p>
              </text:list-item>
              <text:list-item>
                <text:p text:style-name="P43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714115957984">
          <table:table-cell table:style-name="Table1.A2" office:value-type="string">
            <text:p text:style-name="P12">What is:</text:p>
            <text:p text:style-name="P12"/>
            <text:list xml:id="list3965315632" text:style-name="L3">
              <text:list-item>
                <text:p text:style-name="P45">view connection server: </text:p>
                <text:p text:style-name="P45">- The Horizon View Connection Server is responsible for connecting the end user to their virtual desktop machine in the data center.</text:p>
              </text:list-item>
            </text:list>
            <text:p text:style-name="P12"><text:soft-page-break/></text:p>
            <text:list xml:id="list141229396668797" text:continue-numbering="true" text:style-name="L3">
              <text:list-item>
                <text:p text:style-name="P45">view composer server:</text:p>
                <text:p text:style-name="P44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45"/>
              </text:list-item>
              <text:list-item>
                <text:p text:style-name="P45">vcenter server:</text:p>
                <text:p text:style-name="P44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41229592800922" text:continue-numbering="true" text:style-name="L3">
              <text:list-item>
                <text:p text:style-name="P45">vSPHERE eSXI : hypervisor for server </text:p>
              </text:list-item>
            </text:list>
          </table:table-cell>
        </table:table-row>
        <table:table-row table:style-name="TableLine94714115958464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3527126559" text:style-name="L4">
              <text:list-item>
                <text:p text:style-name="P46">issue @ AD setup</text:p>
              </text:list-item>
              <text:list-item>
                <text:p text:style-name="P46"/>
              </text:list-item>
            </text:list>
          </table:table-cell>
        </table:table-row>
        <table:table-row table:style-name="TableLine94714115958944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606546279" text:style-name="L5">
              <text:list-item>
                <text:p text:style-name="P47">Create database</text:p>
              </text:list-item>
              <text:list-item>
                <text:p text:style-name="P47">create user account</text:p>
              </text:list-item>
            </text:list>
            <text:p text:style-name="P5"/>
            <text:p text:style-name="P6">version mismatched:</text:p>
            <text:list xml:id="list562798083" text:style-name="L6">
              <text:list-item>
                <text:p text:style-name="P48">sql server 2019</text:p>
              </text:list-item>
              <text:list-item>
                <text:p text:style-name="P48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714115959584">
          <table:table-cell table:style-name="Table1.A2" office:value-type="string">
            <text:p text:style-name="P38">VMware vSphere</text:p>
            <text:p text:style-name="P32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714115960224">
          <table:table-cell table:style-name="Table1.A2" office:value-type="string">
            <text:p text:style-name="P33">DSN : Data Source Name</text:p>
            <text:p text:style-name="P32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714115960864">
          <table:table-cell table:style-name="Table1.A2" office:value-type="string">
            <text:p text:style-name="P34">How ODBC works:</text:p>
            <text:p text:style-name="P34"/>
          </table:table-cell>
        </table:table-row>
        <text:soft-page-break/>
        <table:table-row table:style-name="TableLine94714115961504">
          <table:table-cell table:style-name="Table1.A2" office:value-type="string">
            <text:p text:style-name="P36">Error need to be solved.</text:p>
            <text:p text:style-name="P36"/>
            <text:p text:style-name="P35">Database which was created is not supported:</text:p>
            <text:p text:style-name="P35"/>
          </table:table-cell>
        </table:table-row>
        <table:table-row table:style-name="TableLine94714115962064">
          <table:table-cell table:style-name="Table1.A2" office:value-type="string">
            <text:p text:style-name="P37">Steps for vmware installation</text:p>
            <text:p text:style-name="P37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714115088704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714115837600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714115839408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37"/>
            <text:list xml:id="list1851541901" text:style-name="L7">
              <text:list-item>
                <text:p text:style-name="P58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714115848432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71411587632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4289177635" text:style-name="L8">
                    <text:list-item>
                      <text:p text:style-name="P49"># sc config http start=disable</text:p>
                    </text:list-item>
                  </text:list>
                </table:table-cell>
              </table:table-row>
              <table:table-row table:style-name="TableLine9471411587851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37"/>
            <text:list xml:id="list141228315722905" text:continue-list="list1851541901" text:style-name="L7">
              <text:list-item>
                <text:p text:style-name="P58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71411588033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714115923904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714115944560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714115946464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71411594739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099018363" text:style-name="L9">
                    <text:list-item>
                      <text:p text:style-name="P50">Not a vmware issue</text:p>
                    </text:list-item>
                    <text:list-item>
                      <text:p text:style-name="P50">issue due to certificate which would be solved with “Turn off Automatic Root Certificates Update “</text:p>
                    </text:list-item>
                    <text:list-item>
                      <text:p text:style-name="P51">add user to log user</text:p>
                    </text:list-item>
                  </text:list>
                  <text:p text:style-name="P17"/>
                  <text:p text:style-name="P16"><text:soft-page-break/></text:p>
                  <text:p text:style-name="P16">solution that worked:</text:p>
                  <text:list xml:id="list4189215001" text:style-name="L10">
                    <text:list-item>
                      <text:p text:style-name="P52">with sql authentication</text:p>
                      <text:list>
                        <text:list-item>
                          <text:p text:style-name="P53">create a user in sql database</text:p>
                        </text:list-item>
                        <text:list-item>
                          <text:p text:style-name="P53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52"/>
                    </text:list-item>
                  </text:list>
                </table:table-cell>
              </table:table-row>
            </table:table>
            <text:p text:style-name="P37"/>
            <text:list xml:id="list141229128680757" text:continue-list="list141228315722905" text:style-name="L7">
              <text:list-item>
                <text:list>
                  <text:list-item>
                    <text:p text:style-name="P58">set-up sql server</text:p>
                  </text:list-item>
                </text:list>
              </text:list-item>
            </text:list>
            <text:p text:style-name="P36"/>
            <text:p text:style-name="P36"/>
          </table:table-cell>
        </table:table-row>
        <table:table-row table:style-name="TableLine94714115962624">
          <table:table-cell table:style-name="Table1.A2" office:value-type="string">
            <text:p text:style-name="P39">View Agent:</text:p>
            <text:p text:style-name="P39">- <text:span text:style-name="T14">software that communicates with view composer.</text:span></text:p>
            <text:p text:style-name="P39">-<text:span text:style-name="T15">installed on windows template</text:span></text:p>
            <text:p text:style-name="P39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714115963888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714115967904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714116062544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714115976944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3973447529" text:style-name="L11">
                    <text:list-item>
                      <text:p text:style-name="P54"/>
                    </text:list-item>
                  </text:list>
                </table:table-cell>
              </table:table-row>
              <table:table-row table:style-name="TableLine94714116064736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714115997344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14116065536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714116005184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<text:soft-page-break/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14116066464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714116012144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14116067504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714116068416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714116069376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71411602912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714116070336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714116036112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555805935" text:style-name="L12">
                    <text:list-item>
                      <text:p text:style-name="P55">if within limit, wait and watch</text:p>
                    </text:list-item>
                    <text:list-item>
                      <text:p text:style-name="P55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57">9</text:p>
                </table:table-cell>
                <table:table-cell table:style-name="Table6.A2" office:value-type="string">
                  <text:p text:style-name="P57">Agent unreachable</text:p>
                  <text:p text:style-name="P57">-</text:p>
                  <text:p text:style-name="P40"><text:bookmark text:name="chevronContainer"/>Details </text:p>
                  <text:list xml:id="list1797333250" text:style-name="L13">
                    <text:list-item>
                      <text:p text:style-name="P61">Virtual desktop computer is unreachable.</text:p>
                    </text:list-item>
                    <text:list-item>
                      <text:p text:style-name="P61">VDI desktop agent unreachable.</text:p>
                    </text:list-item>
                    <text:list-item>
                      <text:p text:style-name="P61">Virtual machine (VM) is unresponsive.</text:p>
                    </text:list-item>
                    <text:list-item>
                      <text:p text:style-name="P61">The operating system freezes or fails.</text:p>
                    </text:list-item>
                    <text:list-item>
                      <text:p text:style-name="P61">The virtual machine shuts down or boots up, the agent service is not running.</text:p>
                    </text:list-item>
                    <text:list-item>
                      <text:p text:style-name="P61"><text:soft-page-break/>Incorrect network configuration or connection issues between View Connection Server and the View Agent.</text:p>
                    </text:list-item>
                    <text:list-item>
                      <text:p text:style-name="P61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61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59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57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714116042240">
          <table:table-cell table:style-name="Table14.A1" office:value-type="string">
            <text:p text:style-name="P29">Horizon connection server:</text:p>
            <text:p text:style-name="P29">login:</text:p>
            <text:p text:style-name="P29">password:</text:p>
            <text:p text:style-name="P29"/>
            <table:table table:name="Table16" table:style-name="Table16">
              <table:table-column table:style-name="Table16.A"/>
              <table:table-row table:style-name="TableLine94714116075440">
                <table:table-cell table:style-name="Table16.A1" office:value-type="string">
                  <text:p text:style-name="P30">horizon-vcs.wlink.com.np</text:p>
                  <text:p text:style-name="P30">administrator@horizon-vcs.wlink.com.np</text:p>
                  <text:p text:style-name="P30">Wlink123$#</text:p>
                </table:table-cell>
              </table:table-row>
              <table:table-row table:style-name="TableLine94714116002768">
                <table:table-cell table:style-name="Table16.A2" office:value-type="string">
                  <text:p text:style-name="P30">horizon admin password </text:p>
                  <text:p text:style-name="P30">hzn_view</text:p>
                  <text:p text:style-name="P30">udk6@h#*GV</text:p>
                </table:table-cell>
              </table:table-row>
            </table:table>
            <text:p text:style-name="P29"/>
            <text:p text:style-name="P29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714116078640">
                <table:table-cell table:style-name="Table15.A1" office:value-type="string">
                  <text:p text:style-name="P29">s/a</text:p>
                </table:table-cell>
                <table:table-cell table:style-name="Table15.A1" office:value-type="string">
                  <text:p text:style-name="P29">issues</text:p>
                </table:table-cell>
                <table:table-cell table:style-name="Table15.C1" office:value-type="string">
                  <text:p text:style-name="P29">solution</text:p>
                </table:table-cell>
              </table:table-row>
              <table:table-row table:style-name="TableLine94714116089616">
                <table:table-cell table:style-name="Table15.A2" office:value-type="string">
                  <text:p text:style-name="P29">1</text:p>
                </table:table-cell>
                <table:table-cell table:style-name="Table15.A2" office:value-type="string">
                  <text:p text:style-name="P29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714116091808">
                <table:table-cell table:style-name="Table15.A2" office:value-type="string">
                  <text:p text:style-name="P29">2</text:p>
                </table:table-cell>
                <table:table-cell table:style-name="Table15.A2" office:value-type="string">
                  <text:p text:style-name="P29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29"><text:line-break/></text:p>
          </table:table-cell>
        </table:table-row>
        <table:table-row table:style-name="TableLine94714116093664">
          <table:table-cell table:style-name="Table14.A2" office:value-type="string">
            <text:p text:style-name="P29">Horizon v sphere server: </text:p>
            <text:p text:style-name="P29">login:</text:p>
            <text:p text:style-name="P29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714116095952">
          <table:table-cell table:style-name="Table13.A1" office:value-type="string">
            <text:p text:style-name="P28">PROBLEMS</text:p>
          </table:table-cell>
        </table:table-row>
        <table:table-row table:style-name="TableLine94714116102432">
          <table:table-cell table:style-name="Table13.A2" office:value-type="string">
            <text:p text:style-name="P27">How to remove user which haven’t logged in for more than 3 months</text:p>
            <text:p text:style-name="P27"><text:soft-page-break/>-</text:p>
            <text:p text:style-name="P27"/>
          </table:table-cell>
        </table:table-row>
        <table:table-row table:style-name="TableLine94714116103040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714116103968">
          <table:table-cell table:style-name="Table17.A1" office:value-type="string">
            <text:p text:style-name="P31">HOW TO..?</text:p>
            <text:p text:style-name="P31"/>
          </table:table-cell>
        </table:table-row>
        <table:table-row table:style-name="TableLine94714116111968">
          <table:table-cell table:style-name="Table17.A2" office:value-type="string">
            <text:p text:style-name="P31">Assign new VM</text:p>
            <text:p text:style-name="P31">- </text:p>
            <text:p text:style-name="P31"/>
          </table:table-cell>
        </table:table-row>
        <table:table-row table:style-name="TableLine94714116112736">
          <table:table-cell table:style-name="Table17.A2" office:value-type="string">
            <text:p text:style-name="P31">Troubleshoot the dedicated VM</text:p>
            <text:p text:style-name="P31">-</text:p>
            <text:p text:style-name="P31"/>
            <text:p text:style-name="P31"/>
          </table:table-cell>
        </table:table-row>
        <table:table-row table:style-name="TableLine94714116113312">
          <table:table-cell table:style-name="Table17.A2" office:value-type="string"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01T13:00:41.750898806</dc:date>
    <meta:editing-duration>P2DT14H43M43S</meta:editing-duration>
    <meta:editing-cycles>49</meta:editing-cycles>
    <meta:document-statistic meta:table-count="18" meta:image-count="0" meta:object-count="0" meta:page-count="7" meta:paragraph-count="206" meta:word-count="1025" meta:character-count="6158" meta:non-whitespace-character-count="5348"/>
  </office:meta>
</office:document-meta>
</file>